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</office:automatic-styles>
  <office:body>
    <office:text>
      <text:p text:style-name="P1"><text:span text:style-name="T1_1">1:</text:span></text:p>
      <text:p text:style-name="P2"><text:span text:style-name="T2_1">Es</text:span><text:span text:style-name="T2_2"><text:s/></text:span><text:span text:style-name="T2_3">poden</text:span><text:span text:style-name="T2_4"><text:s/></text:span><text:span text:style-name="T2_5">afegir</text:span><text:span text:style-name="T2_6"><text:s/></text:span><text:span text:style-name="T2_7">nous</text:span><text:span text:style-name="T2_8"><text:s/></text:span><text:span text:style-name="T2_9">atributs</text:span><text:span text:style-name="T2_10"><text:s/></text:span><text:span text:style-name="T2_11">o</text:span><text:span text:style-name="T2_12"><text:s/></text:span><text:span text:style-name="T2_13">relacions</text:span><text:span text:style-name="T2_14"><text:s/></text:span><text:span text:style-name="T2_15">en</text:span><text:span text:style-name="T2_16"><text:s/></text:span><text:span text:style-name="T2_17">les</text:span><text:span text:style-name="T2_18"><text:s/></text:span><text:span text:style-name="T2_19">classes</text:span><text:span text:style-name="T2_20"><text:s/></text:span><text:span text:style-name="T2_21">del</text:span><text:span text:style-name="T2_22"><text:s/></text:span><text:span text:style-name="T2_23">domini</text:span><text:span text:style-name="T2_24"><text:s/></text:span><text:span text:style-name="T2_25">ja</text:span><text:span text:style-name="T2_26"><text:s/></text:span><text:span text:style-name="T2_27">existents</text:span><text:span text:style-name="T2_28">?</text:span></text:p>
      <text:p text:style-name="P3"><text:span text:style-name="T3_1">2:</text:span></text:p>
      <text:p text:style-name="P4"><text:span text:style-name="T4_1">Podem</text:span><text:span text:style-name="T4_2"><text:s/></text:span><text:span text:style-name="T4_3">mantenir</text:span><text:span text:style-name="T4_4"><text:s/></text:span><text:span text:style-name="T4_5">la</text:span><text:span text:style-name="T4_6"><text:s/></text:span><text:span text:style-name="T4_7">relació</text:span><text:span text:style-name="T4_8"><text:s/></text:span><text:span text:style-name="T4_9">Partida</text:span><text:span text:style-name="T4_10"><text:s/>–<text:s/></text:span><text:span text:style-name="T4_11">Casella</text:span><text:span text:style-name="T4_12"><text:s/></text:span><text:span text:style-name="T4_13">en</text:span><text:span text:style-name="T4_14"><text:s/></text:span><text:span text:style-name="T4_15">l</text:span><text:span text:style-name="T4_16">'</text:span><text:span text:style-name="T4_17">estructura</text:span><text:span text:style-name="T4_18"><text:s/></text:span><text:span text:style-name="T4_19">de</text:span><text:span text:style-name="T4_20"><text:s/></text:span><text:span text:style-name="T4_21">dades</text:span><text:span text:style-name="T4_22"><text:s/></text:span><text:span text:style-name="T4_23">que</text:span><text:span text:style-name="T4_24"><text:s/></text:span><text:span text:style-name="T4_25">vulguem</text:span><text:span text:style-name="T4_26">,<text:s/></text:span><text:span text:style-name="T4_27">o</text:span><text:span text:style-name="T4_28"><text:s/></text:span><text:span text:style-name="T4_29">bé</text:span><text:span text:style-name="T4_30"><text:s/></text:span><text:span text:style-name="T4_31">només</text:span><text:span text:style-name="T4_32"><text:s/></text:span><text:span text:style-name="T4_33">es</text:span><text:span text:style-name="T4_34"><text:s/></text:span><text:span text:style-name="T4_35">pot</text:span><text:span text:style-name="T4_36"><text:s/></text:span><text:span text:style-name="T4_37">materialitzar</text:span><text:span text:style-name="T4_38"><text:s/></text:span><text:span text:style-name="T4_39">en</text:span><text:span text:style-name="T4_40"><text:s/></text:span><text:span text:style-name="T4_41">forma</text:span><text:span text:style-name="T4_42"><text:s/></text:span><text:span text:style-name="T4_43">de</text:span><text:span text:style-name="T4_44"><text:s/></text:span><text:span text:style-name="T4_45">conjunt</text:span><text:span text:style-name="T4_46">?<text:s/></text:span><text:span text:style-name="T4_47">Per</text:span><text:span text:style-name="T4_48"><text:s/></text:span><text:span text:style-name="T4_49">exemple</text:span><text:span text:style-name="T4_50"><text:s/></text:span><text:span text:style-name="T4_51">podríem</text:span><text:span text:style-name="T4_52"><text:s/></text:span><text:span text:style-name="T4_53">guardar</text:span><text:span text:style-name="T4_54"><text:s/></text:span><text:span text:style-name="T4_55">les</text:span><text:span text:style-name="T4_56"><text:s/></text:span><text:span text:style-name="T4_57">caselles</text:span><text:span text:style-name="T4_58"><text:s/></text:span><text:span text:style-name="T4_59">d</text:span><text:span text:style-name="T4_60">'</text:span><text:span text:style-name="T4_61">una</text:span><text:span text:style-name="T4_62"><text:s/></text:span><text:span text:style-name="T4_63">partida</text:span><text:span text:style-name="T4_64"><text:s/></text:span><text:span text:style-name="T4_65">en</text:span><text:span text:style-name="T4_66"><text:s/></text:span><text:span text:style-name="T4_67">una</text:span><text:span text:style-name="T4_68"><text:s/></text:span><text:span text:style-name="T4_69">matriu</text:span><text:span text:style-name="T4_70"><text:s/></text:span><text:span text:style-name="T4_71">en</text:span><text:span text:style-name="T4_72"><text:s/></text:span><text:span text:style-name="T4_73">comptes</text:span><text:span text:style-name="T4_74"><text:s/></text:span><text:span text:style-name="T4_75">d</text:span><text:span text:style-name="T4_76">'</text:span><text:span text:style-name="T4_77">un</text:span><text:span text:style-name="T4_78"><text:s/></text:span><text:span text:style-name="T4_79">conjunt</text:span><text:span text:style-name="T4_80"><text:s/></text:span><text:span text:style-name="T4_81">per</text:span><text:span text:style-name="T4_82"><text:s/></text:span><text:span text:style-name="T4_83">facilitar</text:span><text:span text:style-name="T4_84"><text:s/></text:span><text:span text:style-name="T4_85">les</text:span><text:span text:style-name="T4_86"><text:s/></text:span><text:span text:style-name="T4_87">operacions</text:span><text:span text:style-name="T4_88">.<text:s/></text:span><text:span text:style-name="T4_89">En</text:span><text:span text:style-name="T4_90"><text:s/></text:span><text:span text:style-name="T4_91">cas</text:span><text:span text:style-name="T4_92"><text:s/></text:span><text:span text:style-name="T4_93">negatiu</text:span><text:span text:style-name="T4_94">,<text:s/></text:span><text:span text:style-name="T4_95">podem</text:span><text:span text:style-name="T4_96"><text:s/></text:span><text:span text:style-name="T4_97">construir</text:span><text:span text:style-name="T4_98">/</text:span><text:span text:style-name="T4_99">utilitzar</text:span><text:span text:style-name="T4_100"><text:s/></text:span><text:span text:style-name="T4_101">la</text:span><text:span text:style-name="T4_102"><text:s/></text:span><text:span text:style-name="T4_103">classe</text:span><text:span text:style-name="T4_104"><text:s/></text:span><text:span text:style-name="T4_105">matriu</text:span><text:span text:style-name="T4_106"><text:s/></text:span><text:span text:style-name="T4_107">en</text:span><text:span text:style-name="T4_108"><text:s/></text:span><text:span text:style-name="T4_109">el</text:span><text:span text:style-name="T4_110"><text:s/></text:span><text:span text:style-name="T4_111">procés</text:span><text:span text:style-name="T4_112"><text:s/></text:span><text:span text:style-name="T4_113">d</text:span><text:span text:style-name="T4_114">'</text:span><text:span text:style-name="T4_115">alguna</text:span><text:span text:style-name="T4_116"><text:s/></text:span><text:span text:style-name="T4_117">operació</text:span><text:span text:style-name="T4_118">?</text:span></text:p>
      <text:p text:style-name="P5"><text:span text:style-name="T5_1">Aquesta</text:span><text:span text:style-name="T5_2"><text:s/></text:span><text:span text:style-name="T5_3">pregunta</text:span><text:span text:style-name="T5_4"><text:s/></text:span><text:span text:style-name="T5_5">s</text:span><text:span text:style-name="T5_6">'</text:span><text:span text:style-name="T5_7">enfoca</text:span><text:span text:style-name="T5_8"><text:s/></text:span><text:span text:style-name="T5_9">tant</text:span><text:span text:style-name="T5_10"><text:s/></text:span><text:span text:style-name="T5_11">sobre</text:span><text:span text:style-name="T5_12"><text:s/></text:span><text:span text:style-name="T5_13">la</text:span><text:span text:style-name="T5_14"><text:s/></text:span><text:span text:style-name="T5_15">implementació</text:span><text:span text:style-name="T5_16"><text:s/></text:span><text:span text:style-name="T5_17">demanda</text:span><text:span text:style-name="T5_18"><text:s/></text:span><text:span text:style-name="T5_19">a</text:span><text:span text:style-name="T5_20"><text:s/></text:span><text:span text:style-name="T5_21">l</text:span><text:span text:style-name="T5_22">'</text:span><text:span text:style-name="T5_23">apartat</text:span><text:span text:style-name="T5_24"><text:s/>1<text:s/></text:span><text:span text:style-name="T5_25">com</text:span><text:span text:style-name="T5_26"><text:s/></text:span><text:span text:style-name="T5_27">a</text:span><text:span text:style-name="T5_28"><text:s/></text:span><text:span text:style-name="T5_29">l</text:span><text:span text:style-name="T5_30">'</text:span><text:span text:style-name="T5_31">elaboració</text:span><text:span text:style-name="T5_32"><text:s/></text:span><text:span text:style-name="T5_33">dels</text:span><text:span text:style-name="T5_34"><text:s/></text:span><text:span text:style-name="T5_35">diagrames</text:span><text:span text:style-name="T5_36"><text:s/></text:span><text:span text:style-name="T5_37">de</text:span><text:span text:style-name="T5_38"><text:s/></text:span><text:span text:style-name="T5_39">l</text:span><text:span text:style-name="T5_40">'</text:span><text:span text:style-name="T5_41">apartat</text:span><text:span text:style-name="T5_42"><text:s/>2</text:span></text:p>
      <text:p text:style-name="P6"><text:span text:style-name="T6_1">3:</text:span></text:p>
      <text:p text:style-name="P7"><text:span text:style-name="T7_1">Quan</text:span><text:span text:style-name="T7_2"><text:s/></text:span><text:span text:style-name="T7_3">un</text:span><text:span text:style-name="T7_4"><text:s/></text:span><text:span text:style-name="T7_5">objecte</text:span><text:span text:style-name="T7_6"><text:s/></text:span><text:span text:style-name="T7_7">de</text:span><text:span text:style-name="T7_8"><text:s/></text:span><text:span text:style-name="T7_9">la</text:span><text:span text:style-name="T7_10"><text:s/></text:span><text:span text:style-name="T7_11">capa</text:span><text:span text:style-name="T7_12"><text:s/></text:span><text:span text:style-name="T7_13">de</text:span><text:span text:style-name="T7_14"><text:s/></text:span><text:span text:style-name="T7_15">domini</text:span><text:span text:style-name="T7_16"><text:s/></text:span><text:span text:style-name="T7_17">ha</text:span><text:span text:style-name="T7_18"><text:s/></text:span><text:span text:style-name="T7_19">de</text:span><text:span text:style-name="T7_20"><text:s/></text:span><text:span text:style-name="T7_21">ser</text:span><text:span text:style-name="T7_22"><text:s/></text:span><text:span text:style-name="T7_23">permanent</text:span><text:span text:style-name="T7_24"><text:s/></text:span><text:span text:style-name="T7_25">en</text:span><text:span text:style-name="T7_26"><text:s/></text:span><text:span text:style-name="T7_27">ella</text:span><text:span text:style-name="T7_28"><text:s/></text:span><text:span text:style-name="T7_29">però</text:span><text:span text:style-name="T7_30"><text:s/></text:span><text:span text:style-name="T7_31">no</text:span><text:span text:style-name="T7_32"><text:s/></text:span><text:span text:style-name="T7_33">en</text:span><text:span text:style-name="T7_34"><text:s/></text:span><text:span text:style-name="T7_35">la</text:span><text:span text:style-name="T7_36"><text:s/></text:span><text:span text:style-name="T7_37">capa</text:span><text:span text:style-name="T7_38"><text:s/></text:span><text:span text:style-name="T7_39">de</text:span><text:span text:style-name="T7_40"><text:s/></text:span><text:span text:style-name="T7_41">dades</text:span></text:p>
      <text:p text:style-name="P8"><text:span text:style-name="T8_1">(</text:span><text:span text:style-name="T8_2">Ex</text:span><text:span text:style-name="T8_3">:<text:s/></text:span><text:span text:style-name="T8_4">Les</text:span><text:span text:style-name="T8_5"><text:s/></text:span><text:span text:style-name="T8_6">classes</text:span><text:span text:style-name="T8_7"><text:s/></text:span><text:span text:style-name="T8_8">partida</text:span><text:span text:style-name="T8_9">,<text:s/></text:span><text:span text:style-name="T8_10">jugador</text:span><text:span text:style-name="T8_11">..<text:s/></text:span><text:span text:style-name="T8_12">D</text:span><text:span text:style-name="T8_13">'</text:span><text:span text:style-name="T8_14">una</text:span><text:span text:style-name="T8_15"><text:s/></text:span><text:span text:style-name="T8_16">partida</text:span><text:span text:style-name="T8_17">)<text:s/></text:span><text:span text:style-name="T8_18">Hem</text:span><text:span text:style-name="T8_19"><text:s/></text:span><text:span text:style-name="T8_20">de</text:span><text:span text:style-name="T8_21"><text:s/></text:span><text:span text:style-name="T8_22">fer</text:span><text:span text:style-name="T8_23"><text:s/></text:span><text:span text:style-name="T8_24">que</text:span><text:span text:style-name="T8_25"><text:s/></text:span><text:span text:style-name="T8_26">una</text:span><text:span text:style-name="T8_27"><text:s/></text:span><text:span text:style-name="T8_28">classe</text:span><text:span text:style-name="T8_29"><text:s/></text:span><text:span text:style-name="T8_30">permanent</text:span><text:span text:style-name="T8_31"><text:s/></text:span><text:span text:style-name="T8_32">en</text:span><text:span text:style-name="T8_33"><text:s/></text:span><text:span text:style-name="T8_34">el</text:span><text:span text:style-name="T8_35"><text:s/></text:span><text:span text:style-name="T8_36">domini</text:span><text:span text:style-name="T8_37"><text:s/></text:span><text:span text:style-name="T8_38">contingui</text:span><text:span text:style-name="T8_39"><text:s/></text:span><text:span text:style-name="T8_40">la</text:span><text:span text:style-name="T8_41"><text:s/></text:span><text:span text:style-name="T8_42">seva</text:span><text:span text:style-name="T8_43"><text:s/></text:span><text:span text:style-name="T8_44">referència</text:span><text:span text:style-name="T8_45">?<text:s/>(</text:span><text:span text:style-name="T8_46">Ex</text:span><text:span text:style-name="T8_47">:<text:s/></text:span><text:span text:style-name="T8_48">Un</text:span><text:span text:style-name="T8_49"><text:s/>“</text:span><text:span text:style-name="T8_50">singleton</text:span><text:span text:style-name="T8_51">”<text:s/></text:span><text:span text:style-name="T8_52">que</text:span><text:span text:style-name="T8_53"><text:s/></text:span><text:span text:style-name="T8_54">tingui</text:span><text:span text:style-name="T8_55"><text:s/></text:span><text:span text:style-name="T8_56">la</text:span><text:span text:style-name="T8_57"><text:s/></text:span><text:span text:style-name="T8_58">referència</text:span><text:span text:style-name="T8_59"><text:s/></text:span><text:span text:style-name="T8_60">a</text:span><text:span text:style-name="T8_61"><text:s/></text:span><text:span text:style-name="T8_62">Partida</text:span><text:span text:style-name="T8_63">,<text:s/></text:span><text:span text:style-name="T8_64">i</text:span><text:span text:style-name="T8_65"><text:s/></text:span><text:span text:style-name="T8_66">per</text:span><text:span text:style-name="T8_67"><text:s/></text:span><text:span text:style-name="T8_68">accedir</text:span><text:span text:style-name="T8_69"><text:s/></text:span><text:span text:style-name="T8_70">a</text:span><text:span text:style-name="T8_71"><text:s/></text:span><text:span text:style-name="T8_72">ella</text:span><text:span text:style-name="T8_73"><text:s/></text:span><text:span text:style-name="T8_74">hauríem</text:span><text:span text:style-name="T8_75"><text:s/></text:span><text:span text:style-name="T8_76">de</text:span><text:span text:style-name="T8_77"><text:s/></text:span><text:span text:style-name="T8_78">demanar</text:span><text:span text:style-name="T8_79">-</text:span><text:span text:style-name="T8_80">li</text:span><text:span text:style-name="T8_81"><text:s/></text:span><text:span text:style-name="T8_82">al</text:span><text:span text:style-name="T8_83"><text:s/>“</text:span><text:span text:style-name="T8_84">singleton</text:span><text:span text:style-name="T8_85">”)</text:span></text:p>
      <text:p text:style-name="P9"><text:span text:style-name="T9_1">4:</text:span></text:p>
      <text:p text:style-name="P10"><text:span text:style-name="T10_1">Hi</text:span><text:span text:style-name="T10_2"><text:s/></text:span><text:span text:style-name="T10_3">han</text:span><text:span text:style-name="T10_4"><text:s/></text:span><text:span text:style-name="T10_5">situacions</text:span><text:span text:style-name="T10_6"><text:s/></text:span><text:span text:style-name="T10_7">del</text:span><text:span text:style-name="T10_8"><text:s/></text:span><text:span text:style-name="T10_9">joc</text:span><text:span text:style-name="T10_10"><text:s/></text:span><text:span text:style-name="T10_11">original</text:span><text:span text:style-name="T10_12"><text:s/></text:span><text:span text:style-name="T10_13">que</text:span><text:span text:style-name="T10_14"><text:s/></text:span><text:span text:style-name="T10_15">no</text:span><text:span text:style-name="T10_16"><text:s/></text:span><text:span text:style-name="T10_17">són</text:span><text:span text:style-name="T10_18"><text:s/></text:span><text:span text:style-name="T10_19">reflexes</text:span><text:span text:style-name="T10_20"><text:s/></text:span><text:span text:style-name="T10_21">en</text:span><text:span text:style-name="T10_22"><text:s/></text:span><text:span text:style-name="T10_23">l</text:span><text:span text:style-name="T10_24">'</text:span><text:span text:style-name="T10_25">enunciat</text:span><text:span text:style-name="T10_26">,<text:s/></text:span><text:span text:style-name="T10_27">com</text:span><text:span text:style-name="T10_28"><text:s/></text:span><text:span text:style-name="T10_29">per</text:span><text:span text:style-name="T10_30"><text:s/></text:span><text:span text:style-name="T10_31">exemple</text:span><text:span text:style-name="T10_32">:</text:span></text:p>
      <text:p text:style-name="P11"/>
      <text:p text:style-name="P12"><text:span text:style-name="T12_1">2<text:s/>2<text:s/>2<text:s/>2<text:s/>+<text:s/></text:span><text:span text:style-name="T12_2">Moure</text:span><text:span text:style-name="T12_3"><text:s/></text:span><text:span text:style-name="T12_4">dreta</text:span><text:span text:style-name="T12_5"><text:s/>=<text:s/></text:span><text:span text:style-name="T12_6">x</text:span><text:span text:style-name="T12_7"><text:s/></text:span><text:span text:style-name="T12_8">x</text:span><text:span text:style-name="T12_9"><text:s/>4<text:s/>4</text:span></text:p>
      <text:p text:style-name="P13"/>
      <text:p text:style-name="P14"><text:span text:style-name="T14_1">En</text:span><text:span text:style-name="T14_2"><text:s/></text:span><text:span text:style-name="T14_3">l</text:span><text:span text:style-name="T14_4">'</text:span><text:span text:style-name="T14_5">enunciat</text:span><text:span text:style-name="T14_6"><text:s/></text:span><text:span text:style-name="T14_7">no</text:span><text:span text:style-name="T14_8"><text:s/></text:span><text:span text:style-name="T14_9">s</text:span><text:span text:style-name="T14_10">'</text:span><text:span text:style-name="T14_11">especifica</text:span><text:span text:style-name="T14_12"><text:s/></text:span><text:span text:style-name="T14_13">que</text:span><text:span text:style-name="T14_14"><text:s/></text:span><text:span text:style-name="T14_15">una</text:span><text:span text:style-name="T14_16"><text:s/></text:span><text:span text:style-name="T14_17">casella</text:span><text:span text:style-name="T14_18"><text:s/></text:span><text:span text:style-name="T14_19">creada</text:span><text:span text:style-name="T14_20"><text:s/></text:span><text:span text:style-name="T14_21">en</text:span><text:span text:style-name="T14_22"><text:s/></text:span><text:span text:style-name="T14_23">un</text:span><text:span text:style-name="T14_24"><text:s/></text:span><text:span text:style-name="T14_25">moviment</text:span><text:span text:style-name="T14_26"><text:s/></text:span><text:span text:style-name="T14_27">no</text:span><text:span text:style-name="T14_28"><text:s/></text:span><text:span text:style-name="T14_29">es</text:span><text:span text:style-name="T14_30"><text:s/></text:span><text:span text:style-name="T14_31">pot</text:span><text:span text:style-name="T14_32"><text:s/></text:span><text:span text:style-name="T14_33">tornar</text:span><text:span text:style-name="T14_34"><text:s/></text:span><text:span text:style-name="T14_35">a</text:span><text:span text:style-name="T14_36"><text:s/></text:span><text:span text:style-name="T14_37">fusionar</text:span><text:span text:style-name="T14_38"><text:s/></text:span><text:span text:style-name="T14_39">en</text:span><text:span text:style-name="T14_40"><text:s/></text:span><text:span text:style-name="T14_41">el</text:span><text:span text:style-name="T14_42"><text:s/></text:span><text:span text:style-name="T14_43">mateix</text:span><text:span text:style-name="T14_44"><text:s/></text:span><text:span text:style-name="T14_45">moviment</text:span><text:span text:style-name="T14_46">.</text:span></text:p>
      <text:p text:style-name="P15"><text:span text:style-name="T15_1">Altres</text:span><text:span text:style-name="T15_2"><text:s/></text:span><text:span text:style-name="T15_3">situacions</text:span><text:span text:style-name="T15_4"><text:s/></text:span><text:span text:style-name="T15_5">com</text:span><text:span text:style-name="T15_6">:<text:s/>(<text:s/>2<text:s/>2<text:s/></text:span><text:span text:style-name="T15_7">x</text:span><text:span text:style-name="T15_8"><text:s/>2<text:s/>+<text:s/></text:span><text:span text:style-name="T15_9">Moure</text:span><text:span text:style-name="T15_10"><text:s/></text:span><text:span text:style-name="T15_11">dreta</text:span><text:span text:style-name="T15_12"><text:s/>=<text:s/></text:span><text:span text:style-name="T15_13">x</text:span><text:span text:style-name="T15_14"><text:s/></text:span><text:span text:style-name="T15_15">x</text:span><text:span text:style-name="T15_16"><text:s/>2<text:s/>4,<text:s/></text:span><text:span text:style-name="T15_17">prioritat</text:span><text:span text:style-name="T15_18"><text:s/></text:span><text:span text:style-name="T15_19">de</text:span><text:span text:style-name="T15_20"><text:s/></text:span><text:span text:style-name="T15_21">fusió</text:span><text:span text:style-name="T15_22"><text:s/></text:span><text:span text:style-name="T15_23">per</text:span><text:span text:style-name="T15_24"><text:s/></text:span><text:span text:style-name="T15_25">les</text:span><text:span text:style-name="T15_26"><text:s/></text:span><text:span text:style-name="T15_27">caselles</text:span><text:span text:style-name="T15_28"><text:s/></text:span><text:span text:style-name="T15_29">més</text:span><text:span text:style-name="T15_30"><text:s/></text:span><text:span text:style-name="T15_31">properes</text:span><text:span text:style-name="T15_32"><text:s/></text:span><text:span text:style-name="T15_33">al</text:span><text:span text:style-name="T15_34"><text:s/></text:span><text:span text:style-name="T15_35">sentit</text:span><text:span text:style-name="T15_36"><text:s/></text:span><text:span text:style-name="T15_37">del</text:span><text:span text:style-name="T15_38"><text:s/></text:span><text:span text:style-name="T15_39">moviment</text:span><text:span text:style-name="T15_40">,<text:s/></text:span><text:span text:style-name="T15_41">tampoc</text:span><text:span text:style-name="T15_42"><text:s/></text:span><text:span text:style-name="T15_43">s</text:span><text:span text:style-name="T15_44">'</text:span><text:span text:style-name="T15_45">especifiquen</text:span><text:span text:style-name="T15_46">)</text:span></text:p>
      <text:p text:style-name="P16"/>
      <text:p text:style-name="P17"><text:span text:style-name="T17_1">Hem</text:span><text:span text:style-name="T17_2"><text:s/></text:span><text:span text:style-name="T17_3">d</text:span><text:span text:style-name="T17_4">'</text:span><text:span text:style-name="T17_5">aplicar</text:span><text:span text:style-name="T17_6"><text:s/></text:span><text:span text:style-name="T17_7">les</text:span><text:span text:style-name="T17_8"><text:s/></text:span><text:span text:style-name="T17_9">normes</text:span><text:span text:style-name="T17_10"><text:s/></text:span><text:span text:style-name="T17_11">del</text:span><text:span text:style-name="T17_12"><text:s/></text:span><text:span text:style-name="T17_13">joc</text:span><text:span text:style-name="T17_14"><text:s/></text:span><text:span text:style-name="T17_15">original</text:span><text:span text:style-name="T17_16"><text:s/></text:span><text:span text:style-name="T17_17">o</text:span><text:span text:style-name="T17_18"><text:s/></text:span><text:span text:style-name="T17_19">bé</text:span><text:span text:style-name="T17_20"><text:s/></text:span><text:span text:style-name="T17_21">tenim</text:span><text:span text:style-name="T17_22"><text:s/></text:span><text:span text:style-name="T17_23">lliure</text:span><text:span text:style-name="T17_24"><text:s/></text:span><text:span text:style-name="T17_25">interpretació</text:span><text:span text:style-name="T17_26"><text:s/></text:span><text:span text:style-name="T17_27">en</text:span><text:span text:style-name="T17_28"><text:s/></text:span><text:span text:style-name="T17_29">aquests</text:span><text:span text:style-name="T17_30"><text:s/></text:span><text:span text:style-name="T17_31">buits</text:span><text:span text:style-name="T17_32">?</text:span></text:p>
      <text:p text:style-name="P18"><text:span text:style-name="T18_1">5:</text:span></text:p>
      <text:p text:style-name="P19"><text:span text:style-name="T19_1">En</text:span><text:span text:style-name="T19_2"><text:s/></text:span><text:span text:style-name="T19_3">l</text:span><text:span text:style-name="T19_4">'</text:span><text:span text:style-name="T19_5">apartat</text:span><text:span text:style-name="T19_6"><text:s/>1,<text:s/></text:span><text:span text:style-name="T19_7">es</text:span><text:span text:style-name="T19_8"><text:s/></text:span><text:span text:style-name="T19_9">demana</text:span><text:span text:style-name="T19_10"><text:s/></text:span><text:span text:style-name="T19_11">que</text:span><text:span text:style-name="T19_12"><text:s/></text:span><text:span text:style-name="T19_13">s</text:span><text:span text:style-name="T19_14">'</text:span><text:span text:style-name="T19_15">implementi</text:span><text:span text:style-name="T19_16"><text:s/></text:span><text:span text:style-name="T19_17">només</text:span><text:span text:style-name="T19_18"><text:s/></text:span><text:span text:style-name="T19_19">la</text:span><text:span text:style-name="T19_20"><text:s/></text:span><text:span text:style-name="T19_21">estructura</text:span><text:span text:style-name="T19_22"><text:s/></text:span><text:span text:style-name="T19_23">bàsica</text:span><text:span text:style-name="T19_24"><text:s/></text:span><text:span text:style-name="T19_25">de</text:span><text:span text:style-name="T19_26"><text:s/></text:span><text:span text:style-name="T19_27">les</text:span><text:span text:style-name="T19_28"><text:s/></text:span><text:span text:style-name="T19_29">classes</text:span><text:span text:style-name="T19_30"><text:s/></text:span><text:span text:style-name="T19_31">partida</text:span><text:span text:style-name="T19_32"><text:s/></text:span><text:span text:style-name="T19_33">i</text:span><text:span text:style-name="T19_34"><text:s/></text:span><text:span text:style-name="T19_35">casella</text:span><text:span text:style-name="T19_36"><text:s/>(“</text:span><text:span text:style-name="T19_37">getters</text:span><text:span text:style-name="T19_38">”,<text:s/>“</text:span><text:span text:style-name="T19_39">setters</text:span><text:span text:style-name="T19_40">”..)<text:s/></text:span><text:span text:style-name="T19_41">Sense</text:span><text:span text:style-name="T19_42"><text:s/></text:span><text:span text:style-name="T19_43">les</text:span><text:span text:style-name="T19_44"><text:s/></text:span><text:span text:style-name="T19_45">operacions</text:span><text:span text:style-name="T19_46"><text:s/></text:span><text:span text:style-name="T19_47">que</text:span><text:span text:style-name="T19_48"><text:s/></text:span><text:span text:style-name="T19_49">haguem</text:span><text:span text:style-name="T19_50"><text:s/></text:span><text:span text:style-name="T19_51">trobat</text:span><text:span text:style-name="T19_52"><text:s/></text:span><text:span text:style-name="T19_53">alhora</text:span><text:span text:style-name="T19_54"><text:s/></text:span><text:span text:style-name="T19_55">de</text:span><text:span text:style-name="T19_56"><text:s/></text:span><text:span text:style-name="T19_57">construir</text:span><text:span text:style-name="T19_58"><text:s/></text:span><text:span text:style-name="T19_59">els</text:span><text:span text:style-name="T19_60"><text:s/></text:span><text:span text:style-name="T19_61">contractes</text:span><text:span text:style-name="T19_62">,<text:s/></text:span><text:span text:style-name="T19_63">és</text:span><text:span text:style-name="T19_64"><text:s/></text:span><text:span text:style-name="T19_65">cert</text:span><text:span text:style-name="T19_66">?</text:span></text:p>
      <text:p text:style-name="P20"><text:span text:style-name="T20_1">La</text:span><text:span text:style-name="T20_2"><text:s/></text:span><text:span text:style-name="T20_3">confusió</text:span><text:span text:style-name="T20_4"><text:s/></text:span><text:span text:style-name="T20_5">ens</text:span><text:span text:style-name="T20_6"><text:s/></text:span><text:span text:style-name="T20_7">radica</text:span><text:span text:style-name="T20_8"><text:s/></text:span><text:span text:style-name="T20_9">en</text:span><text:span text:style-name="T20_10">:<text:s/>“</text:span><text:span text:style-name="T20_11">un</text:span><text:span text:style-name="T20_12"><text:s/></text:span><text:span text:style-name="T20_13">programa</text:span><text:span text:style-name="T20_14"><text:s/></text:span><text:span text:style-name="T20_15">de</text:span><text:span text:style-name="T20_16"><text:s/></text:span><text:span text:style-name="T20_17">prova</text:span><text:span text:style-name="T20_18"><text:s/></text:span><text:span text:style-name="T20_19">que</text:span><text:span text:style-name="T20_20"><text:s/></text:span><text:span text:style-name="T20_21">utilitzi</text:span><text:span text:style-name="T20_22"><text:s/></text:span><text:span text:style-name="T20_23">les</text:span><text:span text:style-name="T20_24"><text:s/></text:span><text:span text:style-name="T20_25">operacions</text:span><text:span text:style-name="T20_26"><text:s/></text:span><text:span text:style-name="T20_27">definides</text:span><text:span text:style-name="T20_28"><text:s/></text:span><text:span text:style-name="T20_29">a</text:span><text:span text:style-name="T20_30"><text:s/></text:span><text:span text:style-name="T20_31">les</text:span><text:span text:style-name="T20_32"><text:s/></text:span><text:span text:style-name="T20_33">classes</text:span><text:span text:style-name="T20_34">”</text:span></text:p>
      <text:p text:style-name="P21"><text:span text:style-name="T21_1">I</text:span><text:span text:style-name="T21_2"><text:s/></text:span><text:span text:style-name="T21_3">es</text:span><text:span text:style-name="T21_4"><text:s/></text:span><text:span text:style-name="T21_5">pot</text:span><text:span text:style-name="T21_6"><text:s/></text:span><text:span text:style-name="T21_7">entendre</text:span><text:span text:style-name="T21_8"><text:s/></text:span><text:span text:style-name="T21_9">com</text:span><text:span text:style-name="T21_10"><text:s/></text:span><text:span text:style-name="T21_11">la</text:span><text:span text:style-name="T21_12"><text:s/></text:span><text:span text:style-name="T21_13">necessitat</text:span><text:span text:style-name="T21_14"><text:s/></text:span><text:span text:style-name="T21_15">d</text:span><text:span text:style-name="T21_16">'</text:span><text:span text:style-name="T21_17">implementar</text:span><text:span text:style-name="T21_18">-</text:span><text:span text:style-name="T21_19">ho</text:span><text:span text:style-name="T21_20"><text:s/></text:span><text:span text:style-name="T21_21">tot</text:span><text:span text:style-name="T21_22">.</text:span></text:p>
      <text:p text:style-name="P22"><text:span text:style-name="T22_1">6:</text:span></text:p>
      <text:p text:style-name="P23"><text:span text:style-name="T23_1">Podem</text:span><text:span text:style-name="T23_2"><text:s/></text:span><text:span text:style-name="T23_3">crear</text:span><text:span text:style-name="T23_4"><text:s/></text:span><text:span text:style-name="T23_5">classes</text:span><text:span text:style-name="T23_6"><text:s/></text:span><text:span text:style-name="T23_7">estàtiques</text:span><text:span text:style-name="T23_8"><text:s/>(</text:span><text:span text:style-name="T23_9">d</text:span><text:span text:style-name="T23_10">'</text:span><text:span text:style-name="T23_11">accés</text:span><text:span text:style-name="T23_12"><text:s/></text:span><text:span text:style-name="T23_13">global</text:span><text:span text:style-name="T23_14"><text:s/></text:span><text:span text:style-name="T23_15">i</text:span><text:span text:style-name="T23_16"><text:s/></text:span><text:span text:style-name="T23_17">sense</text:span><text:span text:style-name="T23_18"><text:s/></text:span><text:span text:style-name="T23_19">instàncies</text:span><text:span text:style-name="T23_20">)?</text:span></text:p>
      <text:p text:style-name="P24"><text:span text:style-name="T24_1">7:</text:span></text:p>
      <text:p text:style-name="P25"><text:span text:style-name="T25_1">Podem</text:span><text:span text:style-name="T25_2"><text:s/></text:span><text:span text:style-name="T25_3">crear</text:span><text:span text:style-name="T25_4"><text:s/></text:span><text:span text:style-name="T25_5">operacions</text:span><text:span text:style-name="T25_6"><text:s/></text:span><text:span text:style-name="T25_7">estàtiques</text:span><text:span text:style-name="T25_8"><text:s/></text:span><text:span text:style-name="T25_9">dins</text:span><text:span text:style-name="T25_10"><text:s/></text:span><text:span text:style-name="T25_11">de</text:span><text:span text:style-name="T25_12"><text:s/></text:span><text:span text:style-name="T25_13">les</text:span><text:span text:style-name="T25_14"><text:s/></text:span><text:span text:style-name="T25_15">classes</text:span><text:span text:style-name="T25_16">?</text:span></text:p>
      <text:p text:style-name="P26"><text:span text:style-name="T26_1">8:</text:span></text:p>
      <text:p text:style-name="P27"><text:span text:style-name="T27_1">Podem</text:span><text:span text:style-name="T27_2"><text:s/></text:span><text:span text:style-name="T27_3">crear</text:span><text:span text:style-name="T27_4"><text:s/></text:span><text:span text:style-name="T27_5">operacions</text:span><text:span text:style-name="T27_6"><text:s/></text:span><text:span text:style-name="T27_7">plantilla</text:span><text:span text:style-name="T27_8"><text:s/></text:span><text:span text:style-name="T27_9">o</text:span><text:span text:style-name="T27_10"><text:s/>“</text:span><text:span text:style-name="T27_11">template</text:span><text:span text:style-name="T27_12">”<text:s/></text:span><text:span text:style-name="T27_13">estàtiques</text:span><text:span text:style-name="T27_14">?</text:span></text:p>
      <text:p text:style-name="P28"><text:span text:style-name="T28_1">Per</text:span><text:span text:style-name="T28_2"><text:s/></text:span><text:span text:style-name="T28_3">Exemple</text:span><text:span text:style-name="T28_4">:</text:span></text:p>
      <text:p text:style-name="P29"><text:span text:style-name="T29_1">static</text:span><text:span text:style-name="T29_2"><text:s/></text:span><text:span text:style-name="T29_3">TriaXElements</text:span><text:span text:style-name="T29_4">(</text:span><text:span text:style-name="T29_5">Set</text:span><text:span text:style-name="T29_6">(</text:span><text:span text:style-name="T29_7">T</text:span><text:span text:style-name="T29_8">)<text:s/></text:span><text:span text:style-name="T29_9">x</text:span><text:span text:style-name="T29_10">,</text:span><text:span text:style-name="T29_11">integer</text:span><text:span text:style-name="T29_12"><text:s/></text:span><text:span text:style-name="T29_13">n</text:span><text:span text:style-name="T29_14">)<text:s/>:<text:s/></text:span><text:span text:style-name="T29_15">Set</text:span><text:span text:style-name="T29_16">(</text:span><text:span text:style-name="T29_17">T</text:span><text:span text:style-name="T29_18">)<text:s/>//<text:s/></text:span><text:span text:style-name="T29_19">Tria</text:span><text:span text:style-name="T29_20"><text:s/></text:span><text:span text:style-name="T29_21">n</text:span><text:span text:style-name="T29_22"><text:s/></text:span><text:span text:style-name="T29_23">elements</text:span><text:span text:style-name="T29_24"><text:s/></text:span><text:span text:style-name="T29_25">aleatoris</text:span><text:span text:style-name="T29_26"><text:s/></text:span><text:span text:style-name="T29_27">del</text:span><text:span text:style-name="T29_28"><text:s/></text:span><text:span text:style-name="T29_29">conjunt</text:span><text:span text:style-name="T29_30"><text:s/></text:span><text:span text:style-name="T29_31">x</text:span></text:p>
      <text:p text:style-name="P30"/>
      <text:p text:style-name="P31"><text:span text:style-name="T31_1">Resposta</text:span><text:span text:style-name="T31_2">:</text:span></text:p>
      <text:p text:style-name="P32"><text:span text:style-name="T32_1">1.<text:s/></text:span><text:span text:style-name="T32_2">No</text:span><text:span text:style-name="T32_3">,<text:s/></text:span><text:span text:style-name="T32_4">només</text:span><text:span text:style-name="T32_5"><text:s/></text:span><text:span text:style-name="T32_6">si</text:span><text:span text:style-name="T32_7"><text:s/></text:span><text:span text:style-name="T32_8">provenen</text:span><text:span text:style-name="T32_9"><text:s/></text:span><text:span text:style-name="T32_10">de</text:span><text:span text:style-name="T32_11"><text:s/></text:span><text:span text:style-name="T32_12">l</text:span><text:span text:style-name="T32_13">'</text:span><text:span text:style-name="T32_14">aplicació</text:span><text:span text:style-name="T32_15"><text:s/></text:span><text:span text:style-name="T32_16">de</text:span><text:span text:style-name="T32_17"><text:s/></text:span><text:span text:style-name="T32_18">patrons</text:span><text:span text:style-name="T32_19">.</text:span></text:p>
      <text:p text:style-name="P33"><text:span text:style-name="T33_1">2.<text:s/></text:span><text:span text:style-name="T33_2">Podeu</text:span><text:span text:style-name="T33_3"><text:s/></text:span><text:span text:style-name="T33_4">utilitzar</text:span><text:span text:style-name="T33_5"><text:s/></text:span><text:span text:style-name="T33_6">l</text:span><text:span text:style-name="T33_7">'</text:span><text:span text:style-name="T33_8">estructura</text:span><text:span text:style-name="T33_9"><text:s/></text:span><text:span text:style-name="T33_10">que</text:span><text:span text:style-name="T33_11"><text:s/></text:span><text:span text:style-name="T33_12">necessiteu</text:span><text:span text:style-name="T33_13"><text:s/></text:span><text:span text:style-name="T33_14">sempre</text:span><text:span text:style-name="T33_15"><text:s/></text:span><text:span text:style-name="T33_16">i</text:span><text:span text:style-name="T33_17"><text:s/></text:span><text:span text:style-name="T33_18">quan</text:span><text:span text:style-name="T33_19"><text:s/></text:span><text:span text:style-name="T33_20">es</text:span><text:span text:style-name="T33_21"><text:s/></text:span><text:span text:style-name="T33_22">pugui</text:span><text:span text:style-name="T33_23"><text:s/></text:span><text:span text:style-name="T33_24">utilitzar</text:span><text:span text:style-name="T33_25"><text:s/></text:span><text:span text:style-name="T33_26">aquesta</text:span><text:span text:style-name="T33_27"><text:s/></text:span><text:span text:style-name="T33_28">estructura</text:span><text:span text:style-name="T33_29"><text:s/></text:span><text:span text:style-name="T33_30">en</text:span><text:span text:style-name="T33_31"><text:s/></text:span><text:span text:style-name="T33_32">la</text:span><text:span text:style-name="T33_33"><text:s/></text:span><text:span text:style-name="T33_34">majoria</text:span><text:span text:style-name="T33_35"><text:s/></text:span><text:span text:style-name="T33_36">de</text:span><text:span text:style-name="T33_37"><text:s/></text:span><text:span text:style-name="T33_38">llenguatges</text:span><text:span text:style-name="T33_39"><text:s/></text:span><text:span text:style-name="T33_40">OO</text:span><text:span text:style-name="T33_41">.</text:span></text:p>
      <text:p text:style-name="P34"><text:span text:style-name="T34_1">3.<text:s/></text:span><text:span text:style-name="T34_2">Ara</text:span><text:span text:style-name="T34_3"><text:s/></text:span><text:span text:style-name="T34_4">només</text:span><text:span text:style-name="T34_5"><text:s/></text:span><text:span text:style-name="T34_6">esteu</text:span><text:span text:style-name="T34_7"><text:s/></text:span><text:span text:style-name="T34_8">fent</text:span><text:span text:style-name="T34_9"><text:s/></text:span><text:span text:style-name="T34_10">la</text:span><text:span text:style-name="T34_11"><text:s/></text:span><text:span text:style-name="T34_12">capa</text:span><text:span text:style-name="T34_13"><text:s/></text:span><text:span text:style-name="T34_14">de</text:span><text:span text:style-name="T34_15"><text:s/></text:span><text:span text:style-name="T34_16">domini</text:span><text:span text:style-name="T34_17">.<text:s/></text:span><text:span text:style-name="T34_18">No</text:span><text:span text:style-name="T34_19"><text:s/></text:span><text:span text:style-name="T34_20">hauríeu</text:span><text:span text:style-name="T34_21"><text:s/></text:span><text:span text:style-name="T34_22">de</text:span><text:span text:style-name="T34_23"><text:s/></text:span><text:span text:style-name="T34_24">considerar</text:span><text:span text:style-name="T34_25"><text:s/></text:span><text:span text:style-name="T34_26">el</text:span><text:span text:style-name="T34_27"><text:s/></text:span><text:span text:style-name="T34_28">tema</text:span><text:span text:style-name="T34_29"><text:s/></text:span><text:span text:style-name="T34_30">de</text:span><text:span text:style-name="T34_31"><text:s/></text:span><text:span text:style-name="T34_32">la</text:span><text:span text:style-name="T34_33"><text:s/></text:span><text:span text:style-name="T34_34">persistència</text:span><text:span text:style-name="T34_35"><text:s/></text:span><text:span text:style-name="T34_36">per</text:span><text:span text:style-name="T34_37"><text:s/></text:span><text:span text:style-name="T34_38">definir</text:span><text:span text:style-name="T34_39"><text:s/></text:span><text:span text:style-name="T34_40">el</text:span><text:span text:style-name="T34_41"><text:s/></text:span><text:span text:style-name="T34_42">diagrama</text:span><text:span text:style-name="T34_43"><text:s/></text:span><text:span text:style-name="T34_44">de</text:span><text:span text:style-name="T34_45"><text:s/></text:span><text:span text:style-name="T34_46">classes</text:span><text:span text:style-name="T34_47"><text:s/></text:span><text:span text:style-name="T34_48">de</text:span><text:span text:style-name="T34_49"><text:s/></text:span><text:span text:style-name="T34_50">la</text:span><text:span text:style-name="T34_51"><text:s/></text:span><text:span text:style-name="T34_52">capa</text:span><text:span text:style-name="T34_53"><text:s/></text:span><text:span text:style-name="T34_54">de</text:span><text:span text:style-name="T34_55"><text:s/></text:span><text:span text:style-name="T34_56">domini</text:span><text:span text:style-name="T34_57">.</text:span></text:p>
      <text:p text:style-name="P35"><text:span text:style-name="T35_1">4.<text:s/></text:span><text:span text:style-name="T35_2">Millor</text:span><text:span text:style-name="T35_3"><text:s/></text:span><text:span text:style-name="T35_4">que</text:span><text:span text:style-name="T35_5"><text:s/></text:span><text:span text:style-name="T35_6">feu</text:span><text:span text:style-name="T35_7"><text:s/></text:span><text:span text:style-name="T35_8">el</text:span><text:span text:style-name="T35_9"><text:s/></text:span><text:span text:style-name="T35_10">que</text:span><text:span text:style-name="T35_11"><text:s/></text:span><text:span text:style-name="T35_12">fa</text:span><text:span text:style-name="T35_13"><text:s/></text:span><text:span text:style-name="T35_14">el</text:span><text:span text:style-name="T35_15"><text:s/></text:span><text:span text:style-name="T35_16">joc</text:span><text:span text:style-name="T35_17">.<text:s/></text:span><text:span text:style-name="T35_18">Si</text:span><text:span text:style-name="T35_19"><text:s/></text:span><text:span text:style-name="T35_20">preneu</text:span><text:span text:style-name="T35_21"><text:s/></text:span><text:span text:style-name="T35_22">altres</text:span><text:span text:style-name="T35_23"><text:s/></text:span><text:span text:style-name="T35_24">decisions</text:span><text:span text:style-name="T35_25"><text:s/></text:span><text:span text:style-name="T35_26">deixeu</text:span><text:span text:style-name="T35_27"><text:s/></text:span><text:span text:style-name="T35_28">explícit</text:span><text:span text:style-name="T35_29"><text:s/></text:span><text:span text:style-name="T35_30">a</text:span><text:span text:style-name="T35_31"><text:s/></text:span><text:span text:style-name="T35_32">la</text:span><text:span text:style-name="T35_33"><text:s/></text:span><text:span text:style-name="T35_34">documentació</text:span><text:span text:style-name="T35_35"><text:s/></text:span><text:span text:style-name="T35_36">els</text:span><text:span text:style-name="T35_37"><text:s/></text:span><text:span text:style-name="T35_38">canvis</text:span><text:span text:style-name="T35_39"><text:s/></text:span><text:span text:style-name="T35_40">per</text:span><text:span text:style-name="T35_41"><text:s/></text:span><text:span text:style-name="T35_42">tal</text:span><text:span text:style-name="T35_43"><text:s/></text:span><text:span text:style-name="T35_44">d</text:span><text:span text:style-name="T35_45">'</text:span><text:span text:style-name="T35_46">entendre</text:span><text:span text:style-name="T35_47"><text:s/></text:span><text:span text:style-name="T35_48">com</text:span><text:span text:style-name="T35_49"><text:s/></text:span><text:span text:style-name="T35_50">ho</text:span><text:span text:style-name="T35_51"><text:s/></text:span><text:span text:style-name="T35_52">feu</text:span><text:span text:style-name="T35_53">.</text:span></text:p>
      <text:p text:style-name="P36"><text:span text:style-name="T36_1">5.<text:s/></text:span><text:span text:style-name="T36_2">Si</text:span><text:span text:style-name="T36_3">.<text:s/></text:span><text:span text:style-name="T36_4">El</text:span><text:span text:style-name="T36_5"><text:s/></text:span><text:span text:style-name="T36_6">programa</text:span><text:span text:style-name="T36_7"><text:s/></text:span><text:span text:style-name="T36_8">de</text:span><text:span text:style-name="T36_9"><text:s/></text:span><text:span text:style-name="T36_10">prova</text:span><text:span text:style-name="T36_11"><text:s/></text:span><text:span text:style-name="T36_12">ha</text:span><text:span text:style-name="T36_13"><text:s/></text:span><text:span text:style-name="T36_14">de</text:span><text:span text:style-name="T36_15"><text:s/></text:span><text:span text:style-name="T36_16">servir</text:span><text:span text:style-name="T36_17"><text:s/></text:span><text:span text:style-name="T36_18">per</text:span><text:span text:style-name="T36_19"><text:s/></text:span><text:span text:style-name="T36_20">comprovar</text:span><text:span text:style-name="T36_21"><text:s/></text:span><text:span text:style-name="T36_22">que</text:span><text:span text:style-name="T36_23"><text:s/></text:span><text:span text:style-name="T36_24">quan</text:span><text:span text:style-name="T36_25"><text:s/></text:span><text:span text:style-name="T36_26">feu</text:span><text:span text:style-name="T36_27"><text:s/></text:span><text:span text:style-name="T36_28">un</text:span><text:span text:style-name="T36_29"><text:s/></text:span><text:span text:style-name="T36_30">set</text:span><text:span text:style-name="T36_31"><text:s/>(</text:span><text:span text:style-name="T36_32">amb</text:span><text:span text:style-name="T36_33"><text:s/></text:span><text:span text:style-name="T36_34">l</text:span><text:span text:style-name="T36_35">'</text:span><text:span text:style-name="T36_36">operació</text:span><text:span text:style-name="T36_37"><text:s/></text:span><text:span text:style-name="T36_38">de</text:span><text:span text:style-name="T36_39"><text:s/></text:span><text:span text:style-name="T36_40">Java</text:span><text:span text:style-name="T36_41">)<text:s/></text:span><text:span text:style-name="T36_42">la</text:span><text:span text:style-name="T36_43"><text:s/></text:span><text:span text:style-name="T36_44">informació</text:span><text:span text:style-name="T36_45"><text:s/></text:span><text:span text:style-name="T36_46">passa</text:span><text:span text:style-name="T36_47"><text:s/></text:span><text:span text:style-name="T36_48">a</text:span><text:span text:style-name="T36_49"><text:s/></text:span><text:span text:style-name="T36_50">la</text:span><text:span text:style-name="T36_51"><text:s/></text:span><text:span text:style-name="T36_52">BD</text:span><text:span text:style-name="T36_53"><text:s/></text:span><text:span text:style-name="T36_54">i</text:span><text:span text:style-name="T36_55"><text:s/></text:span><text:span text:style-name="T36_56">quan</text:span><text:span text:style-name="T36_57"><text:s/></text:span><text:span text:style-name="T36_58">feu</text:span><text:span text:style-name="T36_59"><text:s/></text:span><text:span text:style-name="T36_60">una</text:span><text:span text:style-name="T36_61"><text:s/></text:span><text:span text:style-name="T36_62">creació</text:span><text:span text:style-name="T36_63">,<text:s/></text:span><text:span text:style-name="T36_64">es</text:span><text:span text:style-name="T36_65"><text:s/></text:span><text:span text:style-name="T36_66">creala</text:span><text:span text:style-name="T36_67"><text:s/></text:span><text:span text:style-name="T36_68">info</text:span><text:span text:style-name="T36_69"><text:s/></text:span><text:span text:style-name="T36_70">a</text:span><text:span text:style-name="T36_71"><text:s/></text:span><text:span text:style-name="T36_72">la</text:span><text:span text:style-name="T36_73"><text:s/></text:span><text:span text:style-name="T36_74">BD</text:span><text:span text:style-name="T36_75">.<text:s/></text:span><text:span text:style-name="T36_76">A</text:span><text:span text:style-name="T36_77"><text:s/></text:span><text:span text:style-name="T36_78">la</text:span><text:span text:style-name="T36_79"><text:s/></text:span><text:span text:style-name="T36_80">pràctica</text:span><text:span text:style-name="T36_81"><text:s/>4<text:s/></text:span><text:span text:style-name="T36_82">ja</text:span><text:span text:style-name="T36_83"><text:s/></text:span><text:span text:style-name="T36_84">completareu</text:span><text:span text:style-name="T36_85"><text:s/></text:span><text:span text:style-name="T36_86">tot</text:span><text:span text:style-name="T36_87"><text:s/></text:span><text:span text:style-name="T36_88">el</text:span><text:span text:style-name="T36_89"><text:s/></text:span><text:span text:style-name="T36_90">diagrama</text:span><text:span text:style-name="T36_91">.</text:span></text:p>
      <text:p text:style-name="P37"><text:span text:style-name="T37_1">6.<text:s/></text:span><text:span text:style-name="T37_2">No</text:span><text:span text:style-name="T37_3"><text:s/></text:span><text:span text:style-name="T37_4">podeu</text:span><text:span text:style-name="T37_5"><text:s/></text:span><text:span text:style-name="T37_6">crear</text:span><text:span text:style-name="T37_7"><text:s/></text:span><text:span text:style-name="T37_8">classes</text:span><text:span text:style-name="T37_9"><text:s/></text:span><text:span text:style-name="T37_10">que</text:span><text:span text:style-name="T37_11"><text:s/></text:span><text:span text:style-name="T37_12">no</text:span><text:span text:style-name="T37_13"><text:s/></text:span><text:span text:style-name="T37_14">provinguin</text:span><text:span text:style-name="T37_15"><text:s/></text:span><text:span text:style-name="T37_16">de</text:span><text:span text:style-name="T37_17"><text:s/></text:span><text:span text:style-name="T37_18">l</text:span><text:span text:style-name="T37_19">'</text:span><text:span text:style-name="T37_20">aplicació</text:span><text:span text:style-name="T37_21"><text:s/></text:span><text:span text:style-name="T37_22">de</text:span><text:span text:style-name="T37_23"><text:s/></text:span><text:span text:style-name="T37_24">patrons</text:span><text:span text:style-name="T37_25">.</text:span></text:p>
      <text:p text:style-name="P38"><text:span text:style-name="T38_1">7.<text:s/></text:span><text:span text:style-name="T38_2">El</text:span><text:span text:style-name="T38_3"><text:s/></text:span><text:span text:style-name="T38_4">mateix</text:span><text:span text:style-name="T38_5"><text:s/></text:span><text:span text:style-name="T38_6">que</text:span><text:span text:style-name="T38_7"><text:s/></text:span><text:span text:style-name="T38_8">abans</text:span><text:span text:style-name="T38_9">.<text:s/></text:span><text:span text:style-name="T38_10">Les</text:span><text:span text:style-name="T38_11"><text:s/></text:span><text:span text:style-name="T38_12">operacions</text:span><text:span text:style-name="T38_13"><text:s/></text:span><text:span text:style-name="T38_14">de</text:span><text:span text:style-name="T38_15"><text:s/></text:span><text:span text:style-name="T38_16">classe</text:span><text:span text:style-name="T38_17"><text:s/></text:span><text:span text:style-name="T38_18">no</text:span><text:span text:style-name="T38_19"><text:s/></text:span><text:span text:style-name="T38_20">són</text:span><text:span text:style-name="T38_21"><text:s/></text:span><text:span text:style-name="T38_22">recomanables</text:span><text:span text:style-name="T38_23">.<text:s/></text:span><text:span text:style-name="T38_24">Les</text:span><text:span text:style-name="T38_25"><text:s/></text:span><text:span text:style-name="T38_26">utilitzem</text:span><text:span text:style-name="T38_27"><text:s/></text:span><text:span text:style-name="T38_28">quan</text:span><text:span text:style-name="T38_29"><text:s/></text:span><text:span text:style-name="T38_30">provenen</text:span><text:span text:style-name="T38_31"><text:s/></text:span><text:span text:style-name="T38_32">dels</text:span><text:span text:style-name="T38_33"><text:s/></text:span><text:span text:style-name="T38_34">patrons</text:span><text:span text:style-name="T38_35"><text:s/></text:span><text:span text:style-name="T38_36">o</text:span><text:span text:style-name="T38_37"><text:s/></text:span><text:span text:style-name="T38_38">quan</text:span><text:span text:style-name="T38_39"><text:s/></text:span><text:span text:style-name="T38_40">no</text:span><text:span text:style-name="T38_41"><text:s/></text:span><text:span text:style-name="T38_42">hi</text:span><text:span text:style-name="T38_43"><text:s/></text:span><text:span text:style-name="T38_44">ha</text:span><text:span text:style-name="T38_45"><text:s/></text:span><text:span text:style-name="T38_46">una</text:span><text:span text:style-name="T38_47"><text:s/></text:span><text:span text:style-name="T38_48">altra</text:span><text:span text:style-name="T38_49"><text:s/></text:span><text:span text:style-name="T38_50">solució</text:span><text:span text:style-name="T38_51">.</text:span></text:p>
      <text:p text:style-name="P39"><text:span text:style-name="T39_1">8.<text:s/></text:span><text:span text:style-name="T39_2">No</text:span><text:span text:style-name="T39_3">.<text:s/></text:span><text:span text:style-name="T39_4">Heu</text:span><text:span text:style-name="T39_5"><text:s/></text:span><text:span text:style-name="T39_6">de</text:span><text:span text:style-name="T39_7"><text:s/></text:span><text:span text:style-name="T39_8">fer</text:span><text:span text:style-name="T39_9"><text:s/></text:span><text:span text:style-name="T39_10">el</text:span><text:span text:style-name="T39_11"><text:s/></text:span><text:span text:style-name="T39_12">que</text:span><text:span text:style-name="T39_13"><text:s/></text:span><text:span text:style-name="T39_14">diu</text:span><text:span text:style-name="T39_15"><text:s/></text:span><text:span text:style-name="T39_16">el</text:span><text:span text:style-name="T39_17"><text:s/></text:span><text:span text:style-name="T39_18">patró</text:span><text:span text:style-name="T39_19"><text:s/></text:span><text:span text:style-name="T39_20">i</text:span><text:span text:style-name="T39_21"><text:s/></text:span><text:span text:style-name="T39_22">el</text:span><text:span text:style-name="T39_23"><text:s/></text:span><text:span text:style-name="T39_24">patró</text:span><text:span text:style-name="T39_25"><text:s/></text:span><text:span text:style-name="T39_26">defineix</text:span><text:span text:style-name="T39_27"><text:s/></text:span><text:span text:style-name="T39_28">l</text:span><text:span text:style-name="T39_29">'</text:span><text:span text:style-name="T39_30">operació</text:span><text:span text:style-name="T39_31"><text:s/></text:span><text:span text:style-name="T39_32">plantilla</text:span><text:span text:style-name="T39_33"><text:s/></text:span><text:span text:style-name="T39_34">com</text:span><text:span text:style-name="T39_35"><text:s/></text:span><text:span text:style-name="T39_36">una</text:span><text:span text:style-name="T39_37"><text:s/></text:span><text:span text:style-name="T39_38">operació</text:span><text:span text:style-name="T39_39"><text:s/></text:span><text:span text:style-name="T39_40">concreta</text:span><text:span text:style-name="T39_41"><text:s/></text:span><text:span text:style-name="T39_42">i</text:span><text:span text:style-name="T39_43"><text:s/></text:span><text:span text:style-name="T39_44">d</text:span><text:span text:style-name="T39_45">'</text:span><text:span text:style-name="T39_46">instància</text:span><text:span text:style-name="T39_47">.<text:s/></text:span><text:span text:style-name="T39_48">No</text:span><text:span text:style-name="T39_49"><text:s/></text:span><text:span text:style-name="T39_50">sé</text:span><text:span text:style-name="T39_51"><text:s/></text:span><text:span text:style-name="T39_52">si</text:span><text:span text:style-name="T39_53"><text:s/></text:span><text:span text:style-name="T39_54">entenc</text:span><text:span text:style-name="T39_55"><text:s/></text:span><text:span text:style-name="T39_56">aquesta</text:span><text:span text:style-name="T39_57"><text:s/></text:span><text:span text:style-name="T39_58">pregunta</text:span><text:span text:style-name="T39_59">.<text:s/></text:span><text:span text:style-name="T39_60">Em</text:span><text:span text:style-name="T39_61"><text:s/></text:span><text:span text:style-name="T39_62">sembla</text:span><text:span text:style-name="T39_63"><text:s/></text:span><text:span text:style-name="T39_64">que</text:span><text:span text:style-name="T39_65"><text:s/></text:span><text:span text:style-name="T39_66">no</text:span><text:span text:style-name="T39_67"><text:s/></text:span><text:span text:style-name="T39_68">us</text:span><text:span text:style-name="T39_69"><text:s/></text:span><text:span text:style-name="T39_70">referiu</text:span><text:span text:style-name="T39_71"><text:s/></text:span><text:span text:style-name="T39_72">al</text:span><text:span text:style-name="T39_73"><text:s/></text:span><text:span text:style-name="T39_74">patró</text:span><text:span text:style-name="T39_75"><text:s/></text:span><text:span text:style-name="T39_76">plantilla</text:span><text:span text:style-name="T39_7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